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468" officeooo:paragraph-rsid="001f9468"/>
    </style:style>
    <style:style style:name="P2" style:family="paragraph" style:parent-style-name="Standard">
      <style:paragraph-properties fo:text-align="start" style:justify-single-word="false"/>
      <style:text-properties officeooo:rsid="005be2c0" officeooo:paragraph-rsid="005bec2e"/>
    </style:style>
    <style:style style:name="P3" style:family="paragraph" style:parent-style-name="Preformatted_20_Text">
      <style:paragraph-properties fo:text-align="start" style:justify-single-word="false"/>
      <style:text-properties officeooo:paragraph-rsid="00904b04"/>
    </style:style>
    <style:style style:name="P4" style:family="paragraph" style:parent-style-name="Preformatted_20_Text">
      <style:paragraph-properties fo:text-align="start" style:justify-single-word="false"/>
      <style:text-properties officeooo:paragraph-rsid="00956c53"/>
    </style:style>
    <style:style style:name="P5" style:family="paragraph" style:parent-style-name="Standard">
      <style:paragraph-properties fo:text-align="start" style:justify-single-word="false"/>
      <style:text-properties officeooo:paragraph-rsid="0055908b"/>
    </style:style>
    <style:style style:name="P6" style:family="paragraph" style:parent-style-name="Standard">
      <style:paragraph-properties fo:text-align="start" style:justify-single-word="false"/>
      <style:text-properties officeooo:paragraph-rsid="00412d4f"/>
    </style:style>
    <style:style style:name="P7" style:family="paragraph" style:parent-style-name="Preformatted_20_Text">
      <style:paragraph-properties fo:text-align="start" style:justify-single-word="false"/>
      <style:text-properties officeooo:rsid="00713426" officeooo:paragraph-rsid="00713426"/>
    </style:style>
    <style:style style:name="P8" style:family="paragraph" style:parent-style-name="Preformatted_20_Text">
      <style:paragraph-properties fo:text-align="start" style:justify-single-word="false"/>
      <style:text-properties officeooo:rsid="00713426" officeooo:paragraph-rsid="007e5550"/>
    </style:style>
    <style:style style:name="P9" style:family="paragraph" style:parent-style-name="Preformatted_20_Text">
      <style:text-properties officeooo:rsid="00713426" officeooo:paragraph-rsid="00713426"/>
    </style:style>
    <style:style style:name="P10" style:family="paragraph" style:parent-style-name="Preformatted_20_Text">
      <style:paragraph-properties fo:text-align="start" style:justify-single-word="false"/>
      <style:text-properties officeooo:rsid="0073e73d" officeooo:paragraph-rsid="00755f95"/>
    </style:style>
    <style:style style:name="P11" style:family="paragraph" style:parent-style-name="Preformatted_20_Text">
      <style:paragraph-properties fo:text-align="start" style:justify-single-word="false"/>
      <style:text-properties fo:font-style="normal" fo:font-weight="normal" officeooo:rsid="00757912" officeooo:paragraph-rsid="00757912" style:font-style-asian="normal" style:font-weight-asian="normal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tyle="normal" fo:font-weight="normal" officeooo:rsid="0078ef58" officeooo:paragraph-rsid="0078ef58" style:font-style-asian="normal" style:font-weight-asian="normal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officeooo:rsid="007e5550" officeooo:paragraph-rsid="007e5550"/>
    </style:style>
    <style:style style:name="P14" style:family="paragraph" style:parent-style-name="Preformatted_20_Text">
      <style:paragraph-properties fo:text-align="center" style:justify-single-word="false"/>
      <style:text-properties officeooo:rsid="007e5550" officeooo:paragraph-rsid="007e5550"/>
    </style:style>
    <style:style style:name="P15" style:family="paragraph" style:parent-style-name="Preformatted_20_Text">
      <style:paragraph-properties fo:text-align="start" style:justify-single-word="false"/>
      <style:text-properties officeooo:rsid="0087df6e" officeooo:paragraph-rsid="0087df6e"/>
    </style:style>
    <style:style style:name="P16" style:family="paragraph" style:parent-style-name="Preformatted_20_Text">
      <style:paragraph-properties fo:text-align="start" style:justify-single-word="false"/>
      <style:text-properties officeooo:rsid="00971232" officeooo:paragraph-rsid="0099dfa9"/>
    </style:style>
    <style:style style:name="P17" style:family="paragraph" style:parent-style-name="Preformatted_20_Text">
      <style:paragraph-properties fo:text-align="start" style:justify-single-word="false"/>
      <style:text-properties officeooo:rsid="00971232" officeooo:paragraph-rsid="009d6b47"/>
    </style:style>
    <style:style style:name="P18" style:family="paragraph" style:parent-style-name="Preformatted_20_Text">
      <style:paragraph-properties fo:text-align="start" style:justify-single-word="false"/>
      <style:text-properties officeooo:rsid="00971232" officeooo:paragraph-rsid="009f3ad0"/>
    </style:style>
    <style:style style:name="P19" style:family="paragraph" style:parent-style-name="Preformatted_20_Text">
      <style:paragraph-properties fo:text-align="start" style:justify-single-word="false"/>
      <style:text-properties officeooo:rsid="00971232" officeooo:paragraph-rsid="00a99fd5"/>
    </style:style>
    <style:style style:name="P20" style:family="paragraph" style:parent-style-name="Preformatted_20_Text">
      <style:paragraph-properties fo:text-align="start" style:justify-single-word="false"/>
      <style:text-properties officeooo:rsid="00971232" officeooo:paragraph-rsid="00ab790c"/>
    </style:style>
    <style:style style:name="P21" style:family="paragraph" style:parent-style-name="Preformatted_20_Text">
      <style:paragraph-properties fo:text-align="start" style:justify-single-word="false"/>
      <style:text-properties officeooo:rsid="00971232" officeooo:paragraph-rsid="00aba1d3"/>
    </style:style>
    <style:style style:name="P22" style:family="paragraph" style:parent-style-name="Preformatted_20_Text">
      <style:paragraph-properties fo:text-align="start" style:justify-single-word="false"/>
      <style:text-properties officeooo:rsid="00971232" officeooo:paragraph-rsid="00b1ae95"/>
    </style:style>
    <style:style style:name="P23" style:family="paragraph" style:parent-style-name="Preformatted_20_Text">
      <style:paragraph-properties fo:text-align="start" style:justify-single-word="false"/>
      <style:text-properties officeooo:rsid="00971232" officeooo:paragraph-rsid="00b4bc06"/>
    </style:style>
    <style:style style:name="P24" style:family="paragraph" style:parent-style-name="Preformatted_20_Text">
      <style:paragraph-properties fo:text-align="start" style:justify-single-word="false"/>
      <style:text-properties fo:font-style="italic" fo:font-weight="bold" officeooo:rsid="00971232" officeooo:paragraph-rsid="00b9f48f" style:font-style-asian="italic" style:font-weight-asian="bold" style:font-style-complex="italic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font-style="italic" fo:font-weight="bold" officeooo:rsid="00bd501e" officeooo:paragraph-rsid="00be9e88" style:font-style-asian="italic" style:font-weight-asian="bold" style:font-style-complex="italic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font-style="italic" fo:font-weight="bold" officeooo:rsid="00bd501e" officeooo:paragraph-rsid="00c34a93" style:font-style-asian="italic" style:font-weight-asian="bold" style:font-style-complex="italic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officeooo:rsid="00cbca90" officeooo:paragraph-rsid="00cbca90"/>
    </style:style>
    <style:style style:name="P28" style:family="paragraph" style:parent-style-name="Preformatted_20_Text">
      <style:paragraph-properties fo:text-align="start" style:justify-single-word="false"/>
      <style:text-properties officeooo:rsid="00cbca90" officeooo:paragraph-rsid="00cf54c7"/>
    </style:style>
    <style:style style:name="P29" style:family="paragraph" style:parent-style-name="Preformatted_20_Text">
      <style:paragraph-properties fo:text-align="start" style:justify-single-word="false"/>
      <style:text-properties officeooo:rsid="00cbca90" officeooo:paragraph-rsid="00d50b40"/>
    </style:style>
    <style:style style:name="P30" style:family="paragraph" style:parent-style-name="Standard">
      <style:paragraph-properties fo:text-align="start" style:justify-single-word="false"/>
      <style:text-properties officeooo:rsid="002d9777" officeooo:paragraph-rsid="0031f4be"/>
    </style:style>
    <style:style style:name="P31" style:family="paragraph" style:parent-style-name="Standard">
      <style:paragraph-properties fo:text-align="start" style:justify-single-word="false"/>
      <style:text-properties officeooo:rsid="00412d4f" officeooo:paragraph-rsid="004d51d0"/>
    </style:style>
    <style:style style:name="P32" style:family="paragraph" style:parent-style-name="Standard">
      <style:paragraph-properties fo:text-align="start" style:justify-single-word="false"/>
      <style:text-properties officeooo:rsid="00394add" officeooo:paragraph-rsid="0043911f"/>
    </style:style>
    <style:style style:name="P33" style:family="paragraph" style:parent-style-name="Standard">
      <style:paragraph-properties fo:text-align="start" style:justify-single-word="false"/>
      <style:text-properties officeooo:rsid="00394add" officeooo:paragraph-rsid="00394add"/>
    </style:style>
    <style:style style:name="P34" style:family="paragraph" style:parent-style-name="Standard">
      <style:paragraph-properties fo:text-align="start" style:justify-single-word="false"/>
      <style:text-properties officeooo:rsid="003163b2" officeooo:paragraph-rsid="003163b2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25eb9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020dc53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26bd7d" officeooo:paragraph-rsid="0026bd7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8ddd7" officeooo:paragraph-rsid="0028ddd7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1f9468" officeooo:paragraph-rsid="001f9468" style:font-size-asian="12pt" style:font-size-complex="12pt"/>
    </style:style>
    <style:style style:name="P40" style:family="paragraph" style:parent-style-name="Preformatted_20_Text" style:list-style-name="L2">
      <style:paragraph-properties fo:text-align="start" style:justify-single-word="false"/>
      <style:text-properties officeooo:rsid="005be2c0" officeooo:paragraph-rsid="005bec2e"/>
    </style:style>
    <style:style style:name="P41" style:family="paragraph" style:parent-style-name="Preformatted_20_Text">
      <style:paragraph-properties fo:text-align="start" style:justify-single-word="false"/>
      <style:text-properties officeooo:rsid="0073e73d" officeooo:paragraph-rsid="00755f95"/>
    </style:style>
    <style:style style:name="P42" style:family="paragraph" style:parent-style-name="Preformatted_20_Text">
      <style:paragraph-properties fo:text-align="start" style:justify-single-word="false"/>
      <style:text-properties fo:font-style="normal" fo:font-weight="normal" officeooo:rsid="0078ef58" officeooo:paragraph-rsid="0078ef58" style:font-style-asian="normal" style:font-weight-asian="normal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officeooo:rsid="0078ef58" officeooo:paragraph-rsid="0078ef58"/>
    </style:style>
    <style:style style:name="P44" style:family="paragraph" style:parent-style-name="Preformatted_20_Text">
      <style:paragraph-properties fo:text-align="start" style:justify-single-word="false"/>
      <style:text-properties officeooo:rsid="00971232" officeooo:paragraph-rsid="0099dfa9"/>
    </style:style>
    <style:style style:name="P45" style:family="paragraph" style:parent-style-name="Preformatted_20_Text">
      <style:paragraph-properties fo:text-align="start" style:justify-single-word="false"/>
      <style:text-properties officeooo:rsid="00971232" officeooo:paragraph-rsid="009d6b47"/>
    </style:style>
    <style:style style:name="P46" style:family="paragraph" style:parent-style-name="Preformatted_20_Text">
      <style:paragraph-properties fo:text-align="start" style:justify-single-word="false"/>
      <style:text-properties officeooo:rsid="00971232" officeooo:paragraph-rsid="009f3ad0"/>
    </style:style>
    <style:style style:name="P47" style:family="paragraph" style:parent-style-name="Preformatted_20_Text">
      <style:paragraph-properties fo:text-align="start" style:justify-single-word="false"/>
      <style:text-properties officeooo:rsid="00971232" officeooo:paragraph-rsid="00a99fd5"/>
    </style:style>
    <style:style style:name="P48" style:family="paragraph" style:parent-style-name="Preformatted_20_Text">
      <style:paragraph-properties fo:text-align="start" style:justify-single-word="false"/>
      <style:text-properties officeooo:rsid="00971232" officeooo:paragraph-rsid="00aba1d3"/>
    </style:style>
    <style:style style:name="P49" style:family="paragraph" style:parent-style-name="Preformatted_20_Text">
      <style:paragraph-properties fo:text-align="start" style:justify-single-word="false"/>
      <style:text-properties fo:font-style="italic" fo:font-weight="bold" officeooo:rsid="00971232" officeooo:paragraph-rsid="00b9f48f" style:font-style-asian="italic" style:font-weight-asian="bold" style:font-style-complex="italic" style:font-weight-complex="bold"/>
    </style:style>
    <style:style style:name="P50" style:family="paragraph" style:parent-style-name="Preformatted_20_Text">
      <style:paragraph-properties fo:text-align="start" style:justify-single-word="false"/>
      <style:text-properties fo:font-style="italic" fo:font-weight="bold" officeooo:rsid="00bd501e" officeooo:paragraph-rsid="00be9e88" style:font-style-asian="italic" style:font-weight-asian="bold" style:font-style-complex="italic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fo:font-style="italic" fo:font-weight="bold" officeooo:rsid="00bd501e" officeooo:paragraph-rsid="00c34a93" style:font-style-asian="italic" style:font-weight-asian="bold" style:font-style-complex="italic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officeooo:paragraph-rsid="00c34a93"/>
    </style:style>
    <style:style style:name="P53" style:family="paragraph" style:parent-style-name="Preformatted_20_Text">
      <style:paragraph-properties fo:text-align="start" style:justify-single-word="false"/>
      <style:text-properties officeooo:rsid="00cbca90" officeooo:paragraph-rsid="00cbca90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331460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031f4be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d9777" officeooo:paragraph-rsid="0031f4be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368817" officeooo:paragraph-rsid="00368817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3408b8" officeooo:paragraph-rsid="003408b8"/>
    </style:style>
    <style:style style:name="P59" style:family="paragraph" style:parent-style-name="Standard">
      <style:paragraph-properties fo:text-align="start" style:justify-single-word="false"/>
      <style:text-properties officeooo:rsid="005be2c0" officeooo:paragraph-rsid="005bec2e"/>
    </style:style>
    <style:style style:name="T1" style:family="text">
      <style:text-properties officeooo:rsid="0020a650"/>
    </style:style>
    <style:style style:name="T2" style:family="text">
      <style:text-properties officeooo:rsid="002db239"/>
    </style:style>
    <style:style style:name="T3" style:family="text">
      <style:text-properties officeooo:rsid="002eba26"/>
    </style:style>
    <style:style style:name="T4" style:family="text">
      <style:text-properties officeooo:rsid="0031f4be"/>
    </style:style>
    <style:style style:name="T5" style:family="text">
      <style:text-properties officeooo:rsid="00331460"/>
    </style:style>
    <style:style style:name="T6" style:family="text">
      <style:text-properties officeooo:rsid="00359067"/>
    </style:style>
    <style:style style:name="T7" style:family="text">
      <style:text-properties officeooo:rsid="003cb2b3"/>
    </style:style>
    <style:style style:name="T8" style:family="text">
      <style:text-properties officeooo:rsid="003e6b6a"/>
    </style:style>
    <style:style style:name="T9" style:family="text">
      <style:text-properties fo:font-size="12pt" officeooo:rsid="0020a650" style:font-size-asian="12pt" style:font-size-complex="12pt"/>
    </style:style>
    <style:style style:name="T10" style:family="text">
      <style:text-properties fo:font-size="12pt" officeooo:rsid="0020dc53" style:font-size-asian="12pt" style:font-size-complex="12pt"/>
    </style:style>
    <style:style style:name="T11" style:family="text">
      <style:text-properties fo:font-size="12pt" officeooo:rsid="002d9777" style:font-size-asian="12pt" style:font-size-complex="12pt"/>
    </style:style>
    <style:style style:name="T12" style:family="text">
      <style:text-properties fo:font-size="12pt" officeooo:rsid="002164e6" style:font-size-asian="12pt" style:font-size-complex="12pt"/>
    </style:style>
    <style:style style:name="T13" style:family="text">
      <style:text-properties fo:font-size="12pt" officeooo:rsid="00412d4f" style:font-size-asian="12pt" style:font-size-complex="12pt"/>
    </style:style>
    <style:style style:name="T14" style:family="text">
      <style:text-properties fo:font-size="12pt" officeooo:rsid="0046dfdf" style:font-size-asian="12pt" style:font-size-complex="12pt"/>
    </style:style>
    <style:style style:name="T15" style:family="text">
      <style:text-properties officeooo:rsid="0046dfdf"/>
    </style:style>
    <style:style style:name="T16" style:family="text">
      <style:text-properties officeooo:rsid="00487c6d"/>
    </style:style>
    <style:style style:name="T17" style:family="text">
      <style:text-properties officeooo:rsid="00494309"/>
    </style:style>
    <style:style style:name="T18" style:family="text">
      <style:text-properties officeooo:rsid="004b2b5c"/>
    </style:style>
    <style:style style:name="T19" style:family="text">
      <style:text-properties officeooo:rsid="004c7c61"/>
    </style:style>
    <style:style style:name="T20" style:family="text">
      <style:text-properties officeooo:rsid="00512fb8"/>
    </style:style>
    <style:style style:name="T21" style:family="text">
      <style:text-properties officeooo:rsid="00536ba8"/>
    </style:style>
    <style:style style:name="T22" style:family="text">
      <style:text-properties officeooo:rsid="0055908b"/>
    </style:style>
    <style:style style:name="T23" style:family="text">
      <style:text-properties officeooo:rsid="0055beda"/>
    </style:style>
    <style:style style:name="T24" style:family="text">
      <style:text-properties officeooo:rsid="0056b017"/>
    </style:style>
    <style:style style:name="T25" style:family="text">
      <style:text-properties officeooo:rsid="0057df99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5bec2e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6988b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7e5550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8320d3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820437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5be2c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713426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a12aae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aba1d3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b4bc06" style:font-style-asian="italic" style:font-weight-asian="bold" style:font-style-complex="italic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bec2e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36a4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e555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82043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320d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9d6b4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9f3ad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a12aa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a81e9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a99fd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ab790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aba1d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ada47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b0699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1ae9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4bc0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9f48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ab51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bdbaf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be9e8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c34a9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c53ae9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c6fc1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c7eb2e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bdbaf2" style:font-style-asian="normal" style:font-weight-asian="normal" style:font-style-complex="normal" style:font-weight-complex="normal"/>
    </style:style>
    <style:style style:name="T63" style:family="text">
      <style:text-properties officeooo:rsid="005dc98c"/>
    </style:style>
    <style:style style:name="T64" style:family="text">
      <style:text-properties officeooo:rsid="0068f13c"/>
    </style:style>
    <style:style style:name="T65" style:family="text">
      <style:text-properties officeooo:rsid="006988bd"/>
    </style:style>
    <style:style style:name="T66" style:family="text">
      <style:text-properties officeooo:rsid="007267bf"/>
    </style:style>
    <style:style style:name="T67" style:family="text">
      <style:text-properties officeooo:rsid="0073a282"/>
    </style:style>
    <style:style style:name="T68" style:family="text">
      <style:text-properties officeooo:rsid="00755f95"/>
    </style:style>
    <style:style style:name="T69" style:family="text">
      <style:text-properties officeooo:rsid="007e5550"/>
    </style:style>
    <style:style style:name="T70" style:family="text">
      <style:text-properties officeooo:rsid="0087df6e"/>
    </style:style>
    <style:style style:name="T71" style:family="text">
      <style:text-properties officeooo:rsid="0088b4b4"/>
    </style:style>
    <style:style style:name="T72" style:family="text">
      <style:text-properties officeooo:rsid="008ae64d"/>
    </style:style>
    <style:style style:name="T73" style:family="text">
      <style:text-properties officeooo:rsid="008d5d16"/>
    </style:style>
    <style:style style:name="T74" style:family="text">
      <style:text-properties officeooo:rsid="008ffd2f"/>
    </style:style>
    <style:style style:name="T75" style:family="text">
      <style:text-properties officeooo:rsid="00904b04"/>
    </style:style>
    <style:style style:name="T76" style:family="text">
      <style:text-properties officeooo:rsid="0091c9de"/>
    </style:style>
    <style:style style:name="T77" style:family="text">
      <style:text-properties officeooo:rsid="0099dfa9"/>
    </style:style>
    <style:style style:name="T78" style:family="text">
      <style:text-properties officeooo:rsid="00a99fd5"/>
    </style:style>
    <style:style style:name="T79" style:family="text">
      <style:text-properties officeooo:rsid="00b9f48f"/>
    </style:style>
    <style:style style:name="T80" style:family="text">
      <style:text-properties officeooo:rsid="00bab513"/>
    </style:style>
    <style:style style:name="T81" style:family="text">
      <style:text-properties style:text-underline-style="none" officeooo:rsid="00bab513"/>
    </style:style>
    <style:style style:name="T82" style:family="text">
      <style:text-properties officeooo:rsid="00be9e88"/>
    </style:style>
    <style:style style:name="T83" style:family="text">
      <style:text-properties officeooo:rsid="00c34a93"/>
    </style:style>
    <style:style style:name="T84" style:family="text">
      <style:text-properties officeooo:rsid="00cf54c7"/>
    </style:style>
    <style:style style:name="T85" style:family="text">
      <style:text-properties officeooo:rsid="00d50b4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т титульник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oft-page-break/></text:p>
      <text:p text:style-name="P39"/>
      <text:p text:style-name="P36"><text:span text:style-name="T1">Основные возможности движка </text:span>LÖVE</text:p>
      <text:p text:style-name="P36"/>
      <text:p text:style-name="P6"><text:span text:style-name="T9">Love 2D (LÖVE) — </text:span><text:span text:style-name="T10">свободный </text:span><text:span text:style-name="T9">кроссплатформенный фреймворк для разработки </text:span><text:span text:style-name="T11">2D </text:span><text:span text:style-name="T9">игр </text:span><text:span text:style-name="T10">на языке программирования L</text:span><text:span text:style-name="T12">ua</text:span><text:span text:style-name="T9">. </text:span><text:span text:style-name="T13">Проект написан на C++ с использованием SDL, первый выпуск которого произошел в 2008 году. </text:span><text:span text:style-name="T14">За счет того что используется лицензия z</text:span>lib <text:span text:style-name="T16">можно с легкостью коммерциализировать создаваемые на данном фреймворке </text:span><text:span text:style-name="T17">программы.</text:span></text:p>
      <text:p text:style-name="P35"/>
      <text:p text:style-name="P37">Примеры игр можно посмотреть на официальном сайте фреймворка: <text:a xlink:type="simple" xlink:href="https://love2d.org/wiki/Category:Games" text:style-name="Internet_20_link" text:visited-style-name="Visited_20_Internet_20_Link">https://love2d.org/wiki/Category:Games</text:a></text:p>
      <text:p text:style-name="P37"/>
      <text:p text:style-name="P38">На сервисах занимающихся дистрибуцией игр:</text:p>
      <text:p text:style-name="P37"><text:a xlink:type="simple" xlink:href="https://itch.io/games/tag-love2d" text:style-name="Internet_20_link" text:visited-style-name="Visited_20_Internet_20_Link">https://itch.io/games/tag-love2d</text:a></text:p>
      <text:p text:style-name="P37"/>
      <text:p text:style-name="P37">https://steamdb.info/tech/Engine/Love2D</text:p>
      <text:p text:style-name="P35"/>
      <text:p text:style-name="P30"><text:span text:style-name="T2">В Love2D </text:span><text:span text:style-name="T4">поддерживает работу</text:span><text:span text:style-name="T3"> с:</text:span></text:p>
      <text:list text:style-name="L1">
        <text:list-item>
          <text:p text:style-name="P54"><text:span text:style-name="T3">аудио </text:span><text:span text:style-name="T4">(love.audio)</text:span></text:p>
        </text:list-item>
        <text:list-item>
          <text:p text:style-name="P56"><text:span text:style-name="T3">графикой </text:span><text:span text:style-name="T5">(love.graphics)</text:span></text:p>
        </text:list-item>
        <text:list-item>
          <text:p text:style-name="P56"><text:span text:style-name="T3">физикой </text:span><text:span text:style-name="T5">(love.physics)</text:span></text:p>
        </text:list-item>
        <text:list-item>
          <text:p text:style-name="P55"><text:span text:style-name="T3">временем </text:span><text:span text:style-name="T5">(love.timer)</text:span></text:p>
        </text:list-item>
        <text:list-item>
          <text:p text:style-name="P57">клавиатурой (love.keyboard)</text:p>
        </text:list-item>
        <text:list-item>
          <text:p text:style-name="P56"><text:span text:style-name="T3">джостиком </text:span><text:span text:style-name="T5">(love.joystick</text:span><text:span text:style-name="T6">)</text:span></text:p>
        </text:list-item>
        <text:list-item>
          <text:p text:style-name="P58">тачпадами (love.touch)</text:p>
        </text:list-item>
        <text:list-item>
          <text:p text:style-name="P56"><text:span text:style-name="T3">шрифтами </text:span><text:span text:style-name="T6">(love.font)</text:span></text:p>
        </text:list-item>
        <text:list-item>
          <text:p text:style-name="P56"><text:span text:style-name="T3">сетью </text:span><text:span text:style-name="T6">(LuaSocket)</text:span></text:p>
          <text:p text:style-name="P56"/>
        </text:list-item>
      </text:list>
      <text:p text:style-name="P34">За счет кроссплатформенности созданный проект можно будет запустить на множестве устройств без необходимости переписывать код.</text:p>
      <text:p text:style-name="P34"/>
      <text:p text:style-name="P31">Являясь большим проектом существующим <text:span text:style-name="T20">несколько </text:span><text:span text:style-name="T15">лет, </text:span><text:span text:style-name="T18">так что </text:span><text:span text:style-name="T21">у </text:span><text:span text:style-name="T18">проекта есть уже множество готовый библиотек </text:span><text:span text:style-name="T19">для различных целей. Часть из них приведены: </text:span></text:p>
      <text:p text:style-name="P31"><text:a xlink:type="simple" xlink:href="https://love2d.org/wiki/Category:Libraries" text:style-name="Internet_20_link" text:visited-style-name="Visited_20_Internet_20_Link"><text:span text:style-name="T19">https://love2d.org/wiki/Category:Libraries</text:span></text:a></text:p>
      <text:p text:style-name="P31"/>
      <text:p text:style-name="P33">Как любой большой проект у Love2d есть свое сообщество общение которого происходит на официальном форуме: <text:a xlink:type="simple" xlink:href="https://love2d.org/forums/" text:style-name="Internet_20_link" text:visited-style-name="Visited_20_Internet_20_Link">https://love2d.org/forums/</text:a> </text:p>
      <text:p text:style-name="P32">и </text:p>
      <text:p text:style-name="P32"><text:span text:style-name="T7">официальном </text:span>discord серевер<text:span text:style-name="T7">е: </text:span><text:a xlink:type="simple" xlink:href="https://love2d.org/forums/viewtopic.php?t=84094" text:style-name="Internet_20_link" text:visited-style-name="Visited_20_Internet_20_Link"><text:span text:style-name="T8">https://love2d.org/forums/viewtopic.php?t=84094</text:span></text:a>.</text:p>
      <text:p text:style-name="P32"/>
      <text:p text:style-name="P5"><text:span text:style-name="T23">Для рассмотрения основных возможностей данного </text:span><text:span text:style-name="T24">фреймворка </text:span><text:span text:style-name="T23">создадим </text:span><text:span text:style-name="T25">простой </text:span><text:span text:style-name="T22">проект </text:span><text:span text:style-name="T24">в стиле </text:span>shoot-em-up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2">Наш проект будет в одним файлом. Создаем файл <text:span text:style-name="T26">main.lua </text:span><text:span text:style-name="T38">и добавим несколько необходимых базовых функций: </text:span></text:p>
      <text:p text:style-name="P2"/>
      <text:list text:style-name="L2">
        <text:list-item>
          <text:p text:style-name="P40"><text:span text:style-name="T38">function love.load() - </text:span><text:span text:style-name="T39">это первая функция которая единожды вызывается перед началом работы основного кода</text:span></text:p>
          <text:p text:style-name="P40"/>
        </text:list-item>
        <text:list-item>
          <text:p text:style-name="P40">function love.draw() - <text:span text:style-name="T64">данная функция отрисовывает графику которую мы добавим в наш проект</text:span></text:p>
          <text:p text:style-name="P40"/>
        </text:list-item>
        <text:list-item>
          <text:p text:style-name="P40">function love.update<text:span text:style-name="T63">(dt) — </text:span><text:span text:style-name="T65">постоянно вызываемая функция в которой в качестве аргумента выступает </text:span><text:span text:style-name="T28">dt</text:span><text:span text:style-name="T65"> в котором получаем время прошедшее с последнего запуска функции.</text:span></text:p>
        </text:list-item>
      </text:list>
      <text:p text:style-name="P7"/>
      <text:p text:style-name="P13">Начнем с описания глобальных переменных:</text:p>
      <text:p text:style-name="P13"/>
      <text:p text:style-name="P14"><text:span text:style-name="Source_20_Text">local SCREEN_H = 600</text:span></text:p>
      <text:p text:style-name="P14"><text:span text:style-name="Source_20_Text">local SCREEN_W = 400</text:span></text:p>
      <text:p text:style-name="P7"/>
      <text:p text:style-name="P10"><text:span text:style-name="T69">Далее займемся </text:span><text:span text:style-name="T68">функци</text:span><text:span text:style-name="T69">ей </text:span><text:span text:style-name="T68">для инициализации</text:span><text:span text:style-name="T38"> </text:span><text:span text:style-name="T27">love.load()</text:span></text:p>
      <text:p text:style-name="P11">Укажем разрешение экрана нашего проекта и укажем имя окна нашего проекта:</text:p>
      <text:p text:style-name="P11"/>
      <text:p text:style-name="P11"><text:span text:style-name="Source_20_Text"><text:tab/>love.window.setTitle("Asteroid destroyer")</text:span></text:p>
      <text:p text:style-name="P11"><text:span text:style-name="Source_20_Text"><text:tab/>love.window.setMode(SCREEN_W, SCREEN_H)</text:span></text:p>
      <text:p text:style-name="P10"/>
      <text:p text:style-name="P12"/>
      <text:p text:style-name="P12">Далее опишем объект которым будет управлять непосредственно игрок. </text:p>
      <text:p text:style-name="P43"/>
      <text:p text:style-name="P7">В lua вместо матриц и структур используется таблица. <text:span text:style-name="T66">Создадим таблицу для </text:span><text:span text:style-name="Source_20_Text"><text:span text:style-name="T66">описания основных значений </text:span></text:span><text:span text:style-name="Source_20_Text"><text:span text:style-name="T67">объекта которым управляет игрок:</text:span></text:span></text:p>
      <text:p text:style-name="P7"><text:span text:style-name="Source_20_Text"/></text:p>
      <text:p text:style-name="P9"><text:span text:style-name="Source_20_Text"><text:tab/>player = {</text:span></text:p>
      <text:p text:style-name="P9"><text:span text:style-name="Source_20_Text"><text:tab/><text:tab/>x = 200, </text:span></text:p>
      <text:p text:style-name="P9"><text:span text:style-name="Source_20_Text"><text:tab/><text:tab/>y = 500,</text:span></text:p>
      <text:p text:style-name="P9"><text:span text:style-name="Source_20_Text"><text:tab/><text:tab/>speed = 200,</text:span></text:p>
      <text:p text:style-name="P9"><text:span text:style-name="Source_20_Text"><text:tab/><text:tab/>img = love.graphics.newImage("spaceship.png")</text:span></text:p>
      <text:p text:style-name="P9"><text:span text:style-name="Source_20_Text"><text:tab/>}</text:span></text:p>
      <text:p text:style-name="P7"><text:span text:style-name="Source_20_Text"/></text:p>
      <text:p text:style-name="P8"><text:span text:style-name="Source_20_Text"><text:span text:style-name="T69">В данной таблице </text:span></text:span><text:span text:style-name="Source_20_Text"><text:span text:style-name="T29">X</text:span></text:span><text:span text:style-name="Source_20_Text"><text:span text:style-name="T69"> и </text:span></text:span><text:span text:style-name="Source_20_Text"><text:span text:style-name="T29">Y </text:span></text:span><text:span text:style-name="Source_20_Text"><text:span text:style-name="T40">являются начальными координатами нашего космического корабл</text:span></text:span><text:span text:style-name="Source_20_Text"><text:span text:style-name="T41">я, </text:span></text:span><text:span text:style-name="Source_20_Text"><text:span text:style-name="T31">speed</text:span></text:span><text:span text:style-name="Source_20_Text"><text:span text:style-name="T41"> это скорость с которой в дальнейшем будет перемещаться наш космический корабль, </text:span></text:span><text:span text:style-name="Source_20_Text"><text:span text:style-name="T42">а </text:span></text:span><text:span text:style-name="Source_20_Text"><text:span text:style-name="T30">img</text:span></text:span><text:span text:style-name="Source_20_Text"><text:span text:style-name="T42"> это переменная в которой у нас хранится текстура для нашего космического корабля.</text:span></text:span></text:p>
      <text:p text:style-name="P15"/>
      <text:p text:style-name="P3"><text:span text:style-name="T70">Для заполнения данного значения нахо</text:span><text:span text:style-name="T75">жу </text:span><text:span text:style-name="T70">бесплатные и свободные ассеты. </text:span><text:span text:style-name="T75">Использую </text:span><text:span text:style-name="T71">сайт itch.io </text:span><text:span text:style-name="T74">с бесплатными ассетами: </text:span></text:p>
      <text:p text:style-name="P3"><text:a xlink:type="simple" xlink:href="https://itch.io/game-assets/tag-2d/tag-spaceship" text:style-name="Internet_20_link" text:visited-style-name="Visited_20_Internet_20_Link"><text:span text:style-name="T74">https://itch.io/game-assets/tag-2d/tag-spaceship</text:span></text:a></text:p>
      <text:p text:style-name="P3"/>
      <text:p text:style-name="P4"><text:span text:style-name="T76">Нахожу </text:span><text:span text:style-name="T71">бесплатны</text:span><text:span text:style-name="T73">е</text:span><text:span text:style-name="T71"> и свободн</text:span><text:span text:style-name="T73">ые</text:span><text:span text:style-name="T71"> ассеты под лицензией </text:span>Creative Commons Zer<text:span text:style-name="T71">o (</text:span>CC<text:span text:style-name="T71">0) </text:span><text:span text:style-name="T73">которые </text:span><text:span text:style-name="T72">хорошо </text:span><text:span text:style-name="T73">подходят </text:span><text:span text:style-name="T72">под наш </text:span><text:span text:style-name="T73">проект: </text:span></text:p>
      <text:p text:style-name="P4"><text:a xlink:type="simple" xlink:href="https://foozlecc.itch.io/void-main-ship" text:style-name="Internet_20_link" text:visited-style-name="Visited_20_Internet_20_Link"><text:span text:style-name="T73">https://foozlecc.itch.io/void-main-ship</text:span></text:a></text:p>
      <text:p text:style-name="P4"/>
      <text:p text:style-name="P16">Скачиваю их и извлекаю ассеты с космическим кораблем, копирую в директорию с файлом основного проекта(<text:span text:style-name="T32">main.lua</text:span>) <text:span text:style-name="T77">и переименовываю в </text:span><text:span text:style-name="Source_20_Text"><text:span text:style-name="T33">spaceship.png</text:span></text:span></text:p>
      <text:p text:style-name="P16"><text:span text:style-name="Source_20_Text"/></text:p>
      <text:p text:style-name="P17"><text:span text:style-name="Source_20_Text"><text:span text:style-name="T43">Так же понадобятся текстуры для астероидов. Нахожу ассеты для астероидов </text:span></text:span><text:span text:style-name="Source_20_Text"><text:span text:style-name="T46">от того же автора </text:span></text:span><text:span text:style-name="Source_20_Text"><text:span text:style-name="T43">и скачиваю их:</text:span></text:span></text:p>
      <text:p text:style-name="P17"><text:a xlink:type="simple" xlink:href="https://foozlecc.itch.io/void-environment-pack" text:style-name="Internet_20_link" text:visited-style-name="Visited_20_Internet_20_Link"><text:span text:style-name="Source_20_Text"><text:span text:style-name="T43">https://foozlecc.itch.io/void-environment-pack</text:span></text:span></text:a></text:p>
      <text:p text:style-name="P17"><text:span text:style-name="Source_20_Text"/></text:p>
      <text:p text:style-name="P18"><text:span text:style-name="Source_20_Text"><text:span text:style-name="T44">Проделываю ту же самую операцию что и с </text:span></text:span><text:span text:style-name="Source_20_Text"><text:span text:style-name="T45">ассетом для космического коробля, но сохраняю с именем </text:span></text:span><text:span text:style-name="Source_20_Text"><text:span text:style-name="T34">asteroid.png.</text:span>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19"><text:soft-page-break/><text:span text:style-name="T47">Необходимо так же хранить значения для всех астеройдов и снарядов. </text:span><text:span text:style-name="T51">А так же таблицу с нажатами клавишами для того чтобы игрок мог менять координаты космического корабля.</text:span><text:span text:style-name="T47"> Для этого инициализируем соотвествующие таблицы:</text:span></text:p>
      <text:p text:style-name="P19"><text:span text:style-name="Source_20_Text"/></text:p>
      <text:p text:style-name="P19"><text:span text:style-name="Source_20_Text"><text:span text:style-name="T47"><text:tab/>asteroids = {}</text:span></text:span></text:p>
      <text:p text:style-name="P19"><text:span text:style-name="Source_20_Text"><text:span text:style-name="T47"><text:tab/>bullets = {}</text:span></text:span></text:p>
      <text:p text:style-name="P22"><text:span text:style-name="Source_20_Text"><text:span text:style-name="T47"><text:tab/></text:span></text:span><text:span text:style-name="Source_20_Text"><text:span text:style-name="T52">keys </text:span></text:span><text:span text:style-name="Source_20_Text"><text:span text:style-name="T47">= {}</text:span></text:span></text:p>
      <text:p text:style-name="P19"><text:span text:style-name="Source_20_Text"/></text:p>
      <text:p text:style-name="P21"><text:span text:style-name="T48">Добавим </text:span><text:span text:style-name="T50">счетчик с уничтоженными астероидами, </text:span><text:span text:style-name="T48">таймер для хранения значения времени прошедшего последнего появившегося астероида </text:span><text:span text:style-name="T49">и зададим интервал их появления. В итоге функция </text:span><text:span text:style-name="T35">love.load</text:span><text:span text:style-name="T49"> приобритет cледующий вид:</text:span></text:p>
      <text:p text:style-name="P21"><text:span text:style-name="Source_20_Text"/></text:p>
      <text:p text:style-name="P20"><text:span text:style-name="Source_20_Text">function love.load()</text:span></text:p>
      <text:p text:style-name="P20"><text:span text:style-name="Source_20_Text"><text:tab/>love.window.setTitle("Asteroid destroyer")</text:span></text:p>
      <text:p text:style-name="P20"><text:span text:style-name="Source_20_Text"><text:tab/>love.window.setMode(SCREEN_W, SCREEN_H)</text:span></text:p>
      <text:p text:style-name="P20"><text:span text:style-name="Source_20_Text"><text:tab/>keys = {};</text:span></text:p>
      <text:p text:style-name="P20"><text:span text:style-name="Source_20_Text"/></text:p>
      <text:p text:style-name="P20"><text:span text:style-name="Source_20_Text"><text:tab/>player = {</text:span></text:p>
      <text:p text:style-name="P20"><text:span text:style-name="Source_20_Text"><text:tab/><text:tab/>x = 200, </text:span></text:p>
      <text:p text:style-name="P20"><text:span text:style-name="Source_20_Text"><text:tab/><text:tab/>y = 500,</text:span></text:p>
      <text:p text:style-name="P20"><text:span text:style-name="Source_20_Text"><text:tab/><text:tab/>speed = 200,</text:span></text:p>
      <text:p text:style-name="P20"><text:span text:style-name="Source_20_Text"><text:tab/><text:tab/>img = love.graphics.newImage("spaceship.png")</text:span></text:p>
      <text:p text:style-name="P20"><text:span text:style-name="Source_20_Text"><text:tab/>}</text:span></text:p>
      <text:p text:style-name="P20"><text:span text:style-name="Source_20_Text"/></text:p>
      <text:p text:style-name="P20"><text:span text:style-name="Source_20_Text"><text:tab/>asteroids = {}</text:span></text:p>
      <text:p text:style-name="P20"><text:span text:style-name="Source_20_Text"><text:tab/>bullets = {}</text:span></text:p>
      <text:p text:style-name="P20"><text:span text:style-name="Source_20_Text"/></text:p>
      <text:p text:style-name="P20"><text:span text:style-name="Source_20_Text"><text:tab/>score = 0;</text:span></text:p>
      <text:p text:style-name="P20"><text:span text:style-name="Source_20_Text"><text:tab/>asteroidTimer = 0</text:span></text:p>
      <text:p text:style-name="P20"><text:span text:style-name="Source_20_Text"><text:tab/>asteroidInterval = 2</text:span></text:p>
      <text:p text:style-name="P20"><text:span text:style-name="Source_20_Text">end</text:span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3"><text:span text:style-name="T53">Для заполнения таблицы </text:span><text:span text:style-name="T36">keys</text:span><text:span text:style-name="T53"> будем использовать callback функции: </text:span></text:p>
      <text:p text:style-name="P19"><text:span text:style-name="Source_20_Text"/></text:p>
      <text:p text:style-name="P19"><text:span text:style-name="Source_20_Text"><text:span text:style-name="T47">function love.keypressed(key)</text:span></text:span></text:p>
      <text:p text:style-name="P19"><text:span text:style-name="Source_20_Text"><text:span text:style-name="T47"><text:tab/>keys[key] = true</text:span></text:span></text:p>
      <text:p text:style-name="P19"><text:span text:style-name="Source_20_Text"><text:span text:style-name="T47">end</text:span></text:span></text:p>
      <text:p text:style-name="P19"><text:span text:style-name="Source_20_Text"/></text:p>
      <text:p text:style-name="P19"><text:span text:style-name="Source_20_Text"><text:span text:style-name="T47">function love.keyreleased(key)</text:span></text:span></text:p>
      <text:p text:style-name="P19"><text:span text:style-name="Source_20_Text"><text:span text:style-name="T47"><text:tab/>keys[key] = false</text:span></text:span></text:p>
      <text:p text:style-name="P19"><text:span text:style-name="Source_20_Text"><text:span text:style-name="T47">end</text:span></text:span></text:p>
      <text:p text:style-name="P19"><text:span text:style-name="Source_20_Text"/></text:p>
      <text:p text:style-name="P24"><text:span text:style-name="T79">l</text:span><text:span text:style-name="T78">ove.keypressed</text:span><text:span text:style-name="T47"> — </text:span><text:span text:style-name="T54">функция которая вызывается при нажатии клавиши. В аргументе </text:span><text:span text:style-name="T79">key</text:span><text:span text:style-name="T54"> </text:span><text:span text:style-name="T55">передается нажатая клавиша и в таблицу </text:span><text:span text:style-name="T80">keys</text:span><text:span text:style-name="T55"> будет соотвествующему значению будет присваиваться </text:span><text:span text:style-name="T81">true </text:span><text:span text:style-name="T62">для </text:span><text:span text:style-name="T55">клавиш</text:span><text:span text:style-name="T56">и</text:span><text:span text:style-name="T55">.</text:span></text:p>
      <text:p text:style-name="P24"/>
      <text:p text:style-name="P25">love.<text:span text:style-name="Source_20_Text"><text:span text:style-name="T78">keyreleased </text:span></text:span><text:span text:style-name="Source_20_Text"><text:span text:style-name="T47">— </text:span></text:span><text:span text:style-name="Source_20_Text"><text:span text:style-name="T57">callback функция, но для вызываемая уже при отжатии клавиши которая будет присваивать </text:span></text:span><text:span text:style-name="Source_20_Text"><text:span text:style-name="T82">false</text:span></text:span><text:span text:style-name="Source_20_Text"><text:span text:style-name="T57"> отжатых клавиш. Таким образом если в </text:span></text:span><text:span text:style-name="Source_20_Text"><text:span text:style-name="T82">keys</text:span></text:span><text:span text:style-name="Source_20_Text"><text:span text:style-name="T57"> у нас будут храниться нажатые на данный момент клавиши.</text:span></text:span></text:p>
      <text:p text:style-name="P25"><text:span text:style-name="Source_20_Text"/></text:p>
      <text:p text:style-name="P26"><text:span text:style-name="Source_20_Text"><text:span text:style-name="T58">Добавим так же callback функцию </text:span></text:span><text:span text:style-name="Source_20_Text"><text:span text:style-name="T83">love.quit() </text:span></text:span><text:span text:style-name="Source_20_Text"><text:span text:style-name="T59">которая будет вызыва</text:span></text:span><text:span text:style-name="Source_20_Text"><text:span text:style-name="T60">ется</text:span></text:span><text:span text:style-name="Source_20_Text"><text:span text:style-name="T59"> перед тем </text:span></text:span><text:span text:style-name="Source_20_Text"><text:span text:style-name="T60">как закрыть приложение. </text:span></text:span><text:span text:style-name="Source_20_Text"><text:span text:style-name="T61">Буду выводить счет игрока и благодарность за то что пользователь решил поиграть в игру:</text:span></text:span></text:p>
      <text:p text:style-name="P26"><text:span text:style-name="Source_20_Text"/></text:p>
      <text:p text:style-name="P26"><text:span text:style-name="Source_20_Text"><text:span text:style-name="T61">function love.quit()</text:span></text:span></text:p>
      <text:p text:style-name="P26"><text:span text:style-name="Source_20_Text"><text:span text:style-name="T61"><text:s text:c="2"/>print("Спасибо за игру!")</text:span></text:span></text:p>
      <text:p text:style-name="P26"><text:span text:style-name="Source_20_Text"><text:span text:style-name="T61"><text:s text:c="2"/>print("SCORE: " .. tostring(score))</text:span></text:span></text:p>
      <text:p text:style-name="P26"><text:span text:style-name="Source_20_Text"><text:span text:style-name="T61">end</text:span></text:span></text:p>
      <text:p text:style-name="P26"><text:span text:style-name="Source_20_Text"/></text:p>
      <text:p text:style-name="P52"/>
      <text:p text:style-name="P52"/>
      <text:p text:style-name="P52"/>
      <text:p text:style-name="P27"><text:soft-page-break/><text:span text:style-name="T37">Во время выполнения пользователь может переключиться на другое окно и в это время приложение будет работать без пользователя. Чтобы этого избежать добавлю глобальную перменную PAUSE и использую другую callback функцию </text:span><text:span text:style-name="T26">love.focus:</text:span></text:p>
      <text:p text:style-name="P27"/>
      <text:p text:style-name="P27"><text:span text:style-name="Source_20_Text">local PAUSE = false;</text:span></text:p>
      <text:p text:style-name="P27"><text:span text:style-name="Source_20_Text">function love.focus(f)</text:span></text:p>
      <text:p text:style-name="P27"><text:span text:style-name="Source_20_Text"><text:tab/>if not f then</text:span></text:p>
      <text:p text:style-name="P27"><text:span text:style-name="Source_20_Text"><text:tab/><text:tab/>PAUSE = true</text:span></text:p>
      <text:p text:style-name="P27"><text:span text:style-name="Source_20_Text"><text:tab/>else</text:span></text:p>
      <text:p text:style-name="P27"><text:span text:style-name="Source_20_Text"><text:tab/><text:tab/>PAUSE = false;</text:span></text:p>
      <text:p text:style-name="P27"><text:span text:style-name="Source_20_Text"><text:tab/>end</text:span></text:p>
      <text:p text:style-name="P27"><text:span text:style-name="Source_20_Text">end</text:span></text:p>
      <text:p text:style-name="P27"><text:span text:style-name="Source_20_Text"/></text:p>
      <text:p text:style-name="P27"><text:span text:style-name="Source_20_Text"/></text:p>
      <text:p text:style-name="P28"><text:span text:style-name="Source_20_Text"><text:span text:style-name="T84">После добавления функций получаем следующий код: </text:span></text:span></text:p>
      <text:p text:style-name="P28"><text:span text:style-name="Source_20_Text"/></text:p>
      <text:p text:style-name="P28"><text:span text:style-name="Source_20_Text">local SCREEN_H = 600</text:span></text:p>
      <text:p text:style-name="P28"><text:span text:style-name="Source_20_Text">local SCREEN_W = 400</text:span></text:p>
      <text:p text:style-name="P28"><text:span text:style-name="Source_20_Text">local PAUSE = false;</text:span></text:p>
      <text:p text:style-name="P28"><text:span text:style-name="Source_20_Text"/></text:p>
      <text:p text:style-name="P28"><text:span text:style-name="Source_20_Text">function love.load()</text:span></text:p>
      <text:p text:style-name="P28"><text:span text:style-name="Source_20_Text"><text:tab/>love.window.setTitle("Asteroid destroyer")</text:span></text:p>
      <text:p text:style-name="P28"><text:span text:style-name="Source_20_Text"><text:tab/>love.window.setMode(SCREEN_W, SCREEN_H)</text:span></text:p>
      <text:p text:style-name="P28"><text:span text:style-name="Source_20_Text"><text:tab/>keys = {};</text:span></text:p>
      <text:p text:style-name="P28"><text:span text:style-name="Source_20_Text"/></text:p>
      <text:p text:style-name="P28"><text:span text:style-name="Source_20_Text"><text:tab/>player = {</text:span></text:p>
      <text:p text:style-name="P28"><text:span text:style-name="Source_20_Text"><text:tab/><text:tab/>x = 200, </text:span></text:p>
      <text:p text:style-name="P28"><text:span text:style-name="Source_20_Text"><text:tab/><text:tab/>y = 500,</text:span></text:p>
      <text:p text:style-name="P28"><text:span text:style-name="Source_20_Text"><text:tab/><text:tab/>speed = 200,</text:span></text:p>
      <text:p text:style-name="P28"><text:span text:style-name="Source_20_Text"><text:tab/><text:tab/>img = love.graphics.newImage("spaceship.png")</text:span></text:p>
      <text:p text:style-name="P28"><text:span text:style-name="Source_20_Text"><text:tab/>}</text:span></text:p>
      <text:p text:style-name="P28"><text:span text:style-name="Source_20_Text"/></text:p>
      <text:p text:style-name="P28"><text:span text:style-name="Source_20_Text"><text:tab/>asteroids = {}</text:span></text:p>
      <text:p text:style-name="P28"><text:span text:style-name="Source_20_Text"><text:tab/>bullets = {}</text:span></text:p>
      <text:p text:style-name="P28"><text:span text:style-name="Source_20_Text"/></text:p>
      <text:p text:style-name="P28"><text:span text:style-name="Source_20_Text"><text:tab/>score = 0;</text:span></text:p>
      <text:p text:style-name="P28"><text:span text:style-name="Source_20_Text"><text:tab/>asteroidTimer = 0</text:span></text:p>
      <text:p text:style-name="P28"><text:span text:style-name="Source_20_Text"><text:tab/>asteroidInterval = 2</text:span></text:p>
      <text:p text:style-name="P28"><text:span text:style-name="Source_20_Text">end</text:span></text:p>
      <text:p text:style-name="P28"><text:span text:style-name="Source_20_Text"/></text:p>
      <text:p text:style-name="P28"><text:span text:style-name="Source_20_Text">function love.keypressed(key)</text:span></text:p>
      <text:p text:style-name="P28"><text:span text:style-name="Source_20_Text"><text:tab/>keys[key] = true</text:span></text:p>
      <text:p text:style-name="P28"><text:span text:style-name="Source_20_Text">end</text:span></text:p>
      <text:p text:style-name="P28"><text:span text:style-name="Source_20_Text"/></text:p>
      <text:p text:style-name="P28"><text:span text:style-name="Source_20_Text">function love.keyreleased(key)</text:span></text:p>
      <text:p text:style-name="P28"><text:span text:style-name="Source_20_Text"><text:tab/>keys[key] = false</text:span></text:p>
      <text:p text:style-name="P28"><text:span text:style-name="Source_20_Text">end</text:span></text:p>
      <text:p text:style-name="P28"><text:span text:style-name="Source_20_Text"/></text:p>
      <text:p text:style-name="P28"><text:span text:style-name="Source_20_Text">function love.quit()</text:span></text:p>
      <text:p text:style-name="P28"><text:span text:style-name="Source_20_Text"><text:s text:c="2"/>print("Спасибо за игру!")</text:span></text:p>
      <text:p text:style-name="P28"><text:span text:style-name="Source_20_Text"><text:s text:c="2"/>print("SCORE: " .. tostring(score))</text:span></text:p>
      <text:p text:style-name="P28"><text:span text:style-name="Source_20_Text">end</text:span></text:p>
      <text:p text:style-name="P28"><text:span text:style-name="Source_20_Text"/></text:p>
      <text:p text:style-name="P28"><text:span text:style-name="Source_20_Text">function love.focus(f)</text:span></text:p>
      <text:p text:style-name="P28"><text:span text:style-name="Source_20_Text"><text:tab/>if not f then</text:span></text:p>
      <text:p text:style-name="P28"><text:span text:style-name="Source_20_Text"><text:tab/><text:tab/>PAUSE = true</text:span></text:p>
      <text:p text:style-name="P28"><text:span text:style-name="Source_20_Text"><text:tab/>else</text:span></text:p>
      <text:p text:style-name="P28"><text:span text:style-name="Source_20_Text"><text:tab/><text:tab/>PAUSE = false;</text:span></text:p>
      <text:p text:style-name="P28"><text:span text:style-name="Source_20_Text"><text:tab/>end</text:span></text:p>
      <text:p text:style-name="P28"><text:span text:style-name="Source_20_Text">end</text:span></text:p>
      <text:p text:style-name="P28"><text:span text:style-name="Source_20_Text"/></text:p>
      <text:p text:style-name="P28"><text:span text:style-name="Source_20_Text"/></text:p>
      <text:p text:style-name="P28"><text:span text:style-name="Source_20_Text"/></text:p>
      <text:p text:style-name="P28"><text:span text:style-name="Source_20_Text"/></text:p>
      <text:p text:style-name="P29"><text:soft-page-break/><text:span text:style-name="Source_20_Text"><text:span text:style-name="T85">Хоть и написано много более 40 строк кода, то этого недостаточно. Добав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erif CN" style:font-family-asian="'Source Han Serif CN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00:18:34.121161643</dc:date>
    <meta:editing-duration>PT9H34M14S</meta:editing-duration>
    <meta:editing-cycles>150</meta:editing-cycles>
    <meta:generator>LibreOffice/7.4.7.2$Linux_X86_64 LibreOffice_project/40$Build-2</meta:generator>
    <meta:document-statistic meta:table-count="0" meta:image-count="0" meta:object-count="0" meta:page-count="6" meta:paragraph-count="137" meta:word-count="818" meta:character-count="6155" meta:non-whitespace-character-count="5392"/>
  </office:meta>
</office:document-meta>
</file>